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4pt" style:font-size-asian="14pt" style:font-size-complex="14pt"/>
    </style:style>
    <style:style style:name="P2" style:family="paragraph" style:parent-style-name="Standard">
      <style:paragraph-properties fo:line-height="150%" fo:text-align="end" style:justify-single-word="false"/>
      <style:text-properties fo:font-size="14pt" style:font-size-asian="14pt" style:font-size-complex="14pt"/>
    </style:style>
    <style:style style:name="T1" style:family="text">
      <style:text-properties officeooo:rsid="00064a60"/>
    </style:style>
    <style:style style:name="T2" style:family="text">
      <style:text-properties officeooo:rsid="00064b84"/>
    </style:style>
    <style:style style:name="T3" style:family="text">
      <style:text-properties officeooo:rsid="0007e7c7"/>
    </style:style>
    <style:style style:name="T4" style:family="text">
      <style:text-properties officeooo:rsid="000a73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Buenos Aires, <text:span text:style-name="T4">14</text:span> de <text:span text:style-name="T3">abril</text:span> de 201<text:span text:style-name="T1">6</text:span></text:p>
      <text:p text:style-name="P1"/>
      <text:p text:style-name="P1">Comisión Curricular Permanente de Ingeniería Electrónica</text:p>
      <text:p text:style-name="P1"/>
      <text:p text:style-name="P1">De mi mayor consideración,</text:p>
      <text:p text:style-name="P1"/>
      <text:p text:style-name="P1"><text:tab/><text:tab/>Tengo el agrado de dirigirme a ustedes con el fin de presentar, conforme al inciso 7 del artículo 1 del anexo a la resolución Nº 1511/90, el acta de acuerdo del tema de tesis y plan de estudios personales de la carrera de Ingeniería Electrónica.</text:p>
      <text:p text:style-name="P1"/>
      <text:p text:style-name="P1"><text:tab/><text:tab/>Sin otro particular, los saluda atentamente,</text:p>
      <text:p text:style-name="P1"/>
      <text:p text:style-name="P1"/>
      <text:p text:style-name="P1"/>
      <text:p text:style-name="P1"/>
      <text:p text:style-name="P1">___________________________</text:p>
      <text:p text:style-name="P1">Sr<text:span text:style-name="T3">a</text:span>. <text:span text:style-name="T2">Ana Fernández Vidal</text:span> .-</text:p>
      <text:p text:style-name="P1">Padrón <text:span text:style-name="T2">93088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ernando Gama</meta:initial-creator>
    <meta:creation-date>2012-05-28T09:16:05</meta:creation-date>
    <dc:date>2016-04-14T14:27:08.145212114</dc:date>
    <meta:editing-duration>PT10M25S</meta:editing-duration>
    <meta:editing-cycles>7</meta:editing-cycles>
    <meta:generator>LibreOffice/4.2.8.2$Linux_X86_64 LibreOffice_project/420m0$Build-2</meta:generator>
    <meta:printed-by>Fernando Gama</meta:printed-by>
    <meta:print-date>2013-02-26T16:36:40</meta:print-date>
    <meta:document-statistic meta:table-count="0" meta:image-count="0" meta:object-count="0" meta:page-count="1" meta:paragraph-count="8" meta:word-count="76" meta:character-count="474" meta:non-whitespace-character-count="402"/>
  </office:meta>
</office:document-meta>
</file>